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9.274cm"/>
    </style:style>
    <style:style style:name="pr8" style:family="presentation" style:parent-style-name="Inspiration-subtitle">
      <style:graphic-properties draw:fill-color="#ffffff" fo:min-height="12.179cm"/>
    </style:style>
    <style:style style:name="pr9" style:family="presentation" style:parent-style-name="Inspiration-subtitle">
      <style:graphic-properties draw:fill-color="#ffffff" draw:auto-grow-height="true" fo:min-height="12.179cm"/>
    </style:style>
    <style:style style:name="P1" style:family="paragraph">
      <style:text-properties fo:font-size="29.3999996185303pt"/>
    </style:style>
    <style:style style:name="P2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Spring Security </text:p>
            <text:p>From 0 to Spring 4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Introductions</text:p>
            <text:p>Hello Spring Security (Java Config)</text:p>
            <text:p>Custom Authentication</text:p>
            <text:p>Spring Data Integration</text:p>
            <text:p>Testing Support</text:p>
            <text:p>*Spring session</text:p>
            <text:p>White Hat Hacker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spring security?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prehensive support for Authentication And Authorization</text:p>
              </text:list-item>
              <text:list-item>
                <text:p>Protection against common attacks</text:p>
              </text:list-item>
              <text:list-item>
                <text:p>Optional integration with Spring MVC</text:p>
              </text:list-item>
              <text:list-item>
                <text:p>Optional Spring Data Integ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emo a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 very simple application that allow users to exchange messages between them.</text:p>
              </text:list-item>
              <text:list-item>
                <text:p>Will be presented spring security concepts using the app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Spring security in web.xm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&lt;filter&gt;</text:p>
              </text:list-item>
              <text:list-item>
                <text:p>&lt;filter-name&gt;springSecurityFilterChain&lt;/filter-name&gt;</text:p>
              </text:list-item>
              <text:list-item>
                <text:p>&lt;filter-class&gt;</text:p>
              </text:list-item>
              <text:list-item>
                <text:p>org.springframework.web.filter.DelegatingFilterProxy</text:p>
              </text:list-item>
              <text:list-item>
                <text:p>&lt;/filter-class&gt;</text:p>
              </text:list-item>
              <text:list-item>
                <text:p>&lt;/filter&gt;</text:p>
              </text:list-item>
              <text:list-item>
                <text:p>&lt;filter-mapping&gt;</text:p>
              </text:list-item>
              <text:list-item>
                <text:p>&lt;filter-name&gt;springSecurityFilterChain&lt;/filter-name&gt;</text:p>
              </text:list-item>
              <text:list-item>
                <text:p>&lt;url-pattern&gt;/*&lt;/url-pattern&gt;</text:p>
              </text:list-item>
              <text:list-item>
                <text:p>&lt;/filter-mapping&gt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.845cm" svg:x="1.4cm" svg:y="1.178cm" presentation:class="title" presentation:user-transformed="true">
          <draw:text-box>
            <text:p>Java Configuration – Replaces web.xm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ublic class SecurityWebInitializer</text:p>
              </text:list-item>
              <text:list-item>
                <text:p>extends AbstractSecurityWebApplicationInitializer {</text:p>
              </text:list-item>
              <text:list-item>
                <text:p>// optionally override methods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2.845cm" svg:x="1.4cm" svg:y="1.178cm" presentation:class="title" presentation:user-transformed="true">
          <draw:text-box>
            <text:p>Java Configuration – Replaces web.xm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Configuration</text:p>
              </text:list-item>
              <text:list-item>
                <text:p>@EnableWebMvcSecurity</text:p>
              </text:list-item>
              <text:list-item>
                <text:p>public class WebSecurityConfig</text:p>
              </text:list-item>
              <text:list-item>
                <text:p>extends WebSecurityConfigurerAdapter {</text:p>
              </text:list-item>
              <text:list-item>
                <text:p>...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.845cm" svg:x="1.4cm" svg:y="1.178cm" presentation:class="title" presentation:user-transformed="true">
          <draw:text-box>
            <text:p>Java Configuration –WebSecurity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Autowired</text:p>
              </text:list-item>
              <text:list-item>
                <text:p>public void configureGlobal(</text:p>
              </text:list-item>
              <text:list-item>
                <text:p>AuthenticationManagerBuilder auth) throws Exception {</text:p>
              </text:list-item>
              <text:list-item>
                <text:p>auth</text:p>
              </text:list-item>
              <text:list-item>
                <text:p>.inMemoryAuthentication()</text:p>
              </text:list-item>
              <text:list-item>
                <text:p>.withUser("admin”)</text:p>
              </text:list-item>
              <text:list-item>
                <text:p>.password("password”)</text:p>
              </text:list-item>
              <text:list-item>
                <text:p>.roles("ADMIN","USER")</text:p>
              </text:list-item>
              <text:list-item>
                <text:p>.and()</text:p>
              </text:list-item>
              <text:list-item>
                <text:p>.withUser("user")</text:p>
              </text:list-item>
              <text:list-item>
                <text:p>.password("password")</text:p>
              </text:list-item>
              <text:list-item>
                <text:p>.roles("USER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Thymeleaf – template engin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&lt;div th:with="currentUser=${#httpServletRequest.userPrincipal?.name}"&gt;</text:p>
              </text:list-item>
              <text:list-item>
                <text:p>&lt;div th:if="${currentUser != null}"&gt;</text:p>
              </text:list-item>
              <text:list-item>
                <text:p>&lt;form th:action="@{/logout}" method="post”&gt;</text:p>
              </text:list-item>
              <text:list-item>
                <text:p>&lt;input type="submit" value="Log out" /&gt;</text:p>
              </text:list-item>
              <text:list-item>
                <text:p>&lt;/form&gt;</text:p>
              </text:list-item>
              <text:list-item>
                <text:p>&lt;p th:text="${currentUser}”&gt;</text:p>
              </text:list-item>
              <text:list-item>
                <text:p>sample_user</text:p>
              </text:list-item>
              <text:list-item>
                <text:p>&lt;/p&gt;</text:p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32">
        <draw:frame presentation:style-name="pr7" draw:layer="layout" svg:width="20cm" svg:height="9.274cm" svg:x="1.4cm" svg:y="1.6cm" presentation:class="subtitle">
          <draw:text-box>
            <text:p>Custom Login Form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845cm" svg:x="1.4cm" svg:y="1.178cm" presentation:class="title" presentation:user-transformed="true">
          <draw:text-box>
            <text:p>WebSecurityConfigurerAdapter – parent clas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 text:c="4"/>protected void configure(HttpSecurity http) throws Exception {</text:p>
              </text:list-item>
              <text:list-item>
                <text:p><text:s text:c="8"/>http</text:p>
              </text:list-item>
              <text:list-item>
                <text:p><text:s text:c="12"/>.authorizeRequests()</text:p>
              </text:list-item>
              <text:list-item>
                <text:p><text:s text:c="16"/>.anyRequest().authenticated()</text:p>
              </text:list-item>
              <text:list-item>
                <text:p><text:s text:c="16"/>.and()</text:p>
              </text:list-item>
              <text:list-item>
                <text:p><text:s text:c="12"/>.formLogin().and()</text:p>
              </text:list-item>
              <text:list-item>
                <text:p><text:s text:c="12"/>.httpBasic();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0">
        <draw:frame presentation:style-name="pr6" draw:layer="layout" svg:width="20cm" svg:height="2cm" svg:x="1.4cm" svg:y="1.6cm" presentation:class="title">
          <draw:text-box>
            <text:p>Java Configuration</text:p>
          </draw:text-box>
        </draw:frame>
        <draw:frame presentation:style-name="pr8" draw:layer="layout" svg:width="25.2cm" svg:height="15.193cm" svg:x="1.4cm" svg:y="3.493cm" presentation:class="subtitle" presentation:user-transformed="true">
          <draw:text-box>
            <text:p>http</text:p>
            <text:p>.authorizeRequests()</text:p>
            <text:p>.anyRequest().authenticated()</text:p>
            <text:p>.and()</text:p>
            <text:p>.formLogin().and()</text:p>
            <text:p>.httpBasic();</text:p>
            <text:p>&lt;http use-expressions="true"&gt;</text:p>
            <text:p>&lt;intercept-url pattern="/**" access="authenticated"/&gt;</text:p>
            <text:p>&lt;form-login /&gt;</text:p>
            <text:p>&lt;http-basic /&gt;</text:p>
            <text:p>&lt;/http&gt;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0">
        <draw:frame presentation:style-name="pr9" draw:text-style-name="P2" draw:layer="layout" svg:width="25.2cm" svg:height="12.661cm" svg:x="1.4cm" svg:y="4.759cm" presentation:class="subtitle">
          <draw:text-box>
            <text:p text:style-name="P2">http</text:p>
            <text:p text:style-name="P2">.authorizeRequests()</text:p>
            <text:p text:style-name="P2">.anyRequest().authenticated()</text:p>
            <text:p text:style-name="P2">.and()</text:p>
            <text:p text:style-name="P2">.formLogin()</text:p>
            <text:p text:style-name="P2">.loginPage("/login”)</text:p>
            <text:p text:style-name="P2">.permitAll()</text:p>
            <text:p text:style-name="P2">.and()</text:p>
            <text:p text:style-name="P2">.logout()</text:p>
            <text:p text:style-name="P2">.permitAll();</text:p>
          </draw:text-box>
        </draw:frame>
        <draw:frame presentation:style-name="pr6" draw:layer="layout" svg:width="20cm" svg:height="2cm" svg:x="1.4cm" svg:y="1.6cm" presentation:class="title">
          <draw:text-box>
            <text:p>Java Configuration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draw:frame presentation:style-name="pr6" draw:layer="layout" svg:width="20cm" svg:height="2cm" svg:x="1.4cm" svg:y="1.6cm" presentation:class="title">
          <draw:text-box>
            <text:p>Java Configuration</text:p>
          </draw:text-box>
        </draw:frame>
        <draw:frame presentation:style-name="pr8" draw:layer="layout" svg:width="25.2cm" svg:height="13.927cm" svg:x="1.4cm" svg:y="4.126cm" presentation:class="subtitle" presentation:user-transformed="true">
          <draw:text-box>
            <text:p>http</text:p>
            <text:p>.authorizeRequests()</text:p>
            <text:p>.antMatchers("/resources/**”).permitAll()</text:p>
            <text:p>.anyRequest().authenticated()</text:p>
            <text:p>.and()</text:p>
            <text:p>.formLogin()</text:p>
            <text:p>.loginPage("/login”)</text:p>
            <text:p>.permitAll()</text:p>
            <text:p>.and()</text:p>
            <text:p>.logout()</text:p>
            <text:p>.permitAll();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draw:frame presentation:style-name="pr6" draw:layer="layout" svg:width="20cm" svg:height="2cm" svg:x="1.4cm" svg:y="1.6cm" presentation:class="title">
          <draw:text-box>
            <text:p>Java Configuration</text:p>
          </draw:text-box>
        </draw:frame>
        <draw:frame presentation:style-name="pr8" draw:layer="layout" svg:width="25.2cm" svg:height="12.179cm" svg:x="1.4cm" svg:y="5cm" presentation:class="subtitle">
          <draw:text-box>
            <text:p>&lt;form th:action="@{/login}" method="post"&gt;</text:p>
            <text:p>&lt;label for="username"&gt;Username&lt;/label&gt;</text:p>
            <text:p>&lt;input type="text" id="username" name="username"/&gt;</text:p>
            <text:p>&lt;label for="password"&gt;Password&lt;/label&gt;</text:p>
            <text:p>&lt;input type="password" id="password" name="password"/&gt;</text:p>
            <text:p>&lt;button type="submit"&gt;Log in&lt;/button&gt;</text:p>
            <text:p>&lt;/form&gt;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Custom Authentication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2.179cm" svg:x="1.4cm" svg:y="5cm" presentation:class="subtitle">
          <draw:text-box>
            <text:p>public interface UserDetailsService {</text:p>
            <text:p>UserDetails loadUserByUsername(String username)</text:p>
            <text:p>throws UsernameNotFoundException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2.661cm" svg:x="1.4cm" svg:y="4.759cm" presentation:class="subtitle" presentation:user-transformed="true">
          <draw:text-box>
            <text:p>public interface UserDetails extends Serializable {</text:p>
            <text:p>Collection&lt;? extends GrantedAuthority&gt; getAuthorities();</text:p>
            <text:p>String getPassword();</text:p>
            <text:p>String getUsername();</text:p>
            <text:p>boolean isAccountNonExpired();</text:p>
            <text:p>boolean isAccountNonLocked();</text:p>
            <text:p>boolean isCredentialsNonExpired();</text:p>
            <text:p>boolean isEnabled(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5.193cm" svg:x="1.4cm" svg:y="3.493cm" presentation:class="subtitle" presentation:user-transformed="true">
          <draw:text-box>
            <text:p>@Entity</text:p>
            <text:p>public class User implements Serializable {</text:p>
            <text:p>@Id</text:p>
            <text:p>@GeneratedValue(strategy = GenerationType.AUTO)</text:p>
            <text:p>private Long id;</text:p>
            <text:p>private String firstName;</text:p>
            <text:p>private String lastName;</text:p>
            <text:p>private String email;</text:p>
            <text:p>private String password;</text:p>
            <text:p>...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6.459cm" svg:x="1.4cm" svg:y="2.86cm" presentation:class="subtitle" presentation:user-transformed="true">
          <draw:text-box>
            <text:p>pubic class CustomUserDetails extends User</text:p>
            <text:p>implements UserDetails {</text:p>
            <text:p>public CustomUserDetails(User u) {</text:p>
            <text:p>super(user);</text:p>
            <text:p>}</text:p>
            <text:p>public Collection getAuthorities() {</text:p>
            <text:p>return AuthorityUtils.createAuthorityList("ROLE_USER");</text:p>
            <text:p>}</text:p>
            <text:p>public String getUsername() {</text:p>
            <text:p>return getEmail();</text:p>
            <text:p>}</text:p>
            <text:p>public boolean isEnabled() { return true; }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2.661cm" svg:x="1.4cm" svg:y="4.759cm" presentation:class="subtitle" presentation:user-transformed="true">
          <draw:text-box>
            <text:p>public UserDetails loadUserByUsername(String username)</text:p>
            <text:p>throws UsernameNotFoundException {</text:p>
            <text:p>User user = userRepository.findByEmail(username);</text:p>
            <text:p>if(user == null) {</text:p>
            <text:p>throw new UsernameNotFoundException(...);</text:p>
            <text:p>}</text:p>
            <text:p>return new CustomUserDetails(user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0">
        <draw:frame presentation:style-name="pr6" draw:layer="layout" svg:width="20cm" svg:height="2.845cm" svg:x="1.4cm" svg:y="1.178cm" presentation:class="title" presentation:user-transformed="true">
          <draw:text-box>
            <text:p>Java Configuration – Custom Authentication</text:p>
          </draw:text-box>
        </draw:frame>
        <draw:frame presentation:style-name="pr8" draw:layer="layout" svg:width="25.2cm" svg:height="12.179cm" svg:x="1.4cm" svg:y="5cm" presentation:class="subtitle">
          <draw:text-box>
            <text:p>@Autowired</text:p>
            <text:p>public void configureGlobal(</text:p>
            <text:p>AuthenticationManagerBuilder auth,</text:p>
            <text:p>UserDetailsService userDetailsService)</text:p>
            <text:p>throws Exception {</text:p>
            <text:p>auth</text:p>
            <text:p>.userDetailsService(userDetailsService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32">
        <draw:frame presentation:style-name="pr7" draw:layer="layout" svg:width="20cm" svg:height="9.274cm" svg:x="1.4cm" svg:y="1.6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3:12:55.843193225</meta:creation-date>
    <dc:date>2016-01-19T01:48:39.480867849</dc:date>
    <meta:editing-duration>PT1H2M46S</meta:editing-duration>
    <meta:editing-cycles>3</meta:editing-cycles>
    <meta:generator>LibreOffice/4.2.8.2$Linux_X86_64 LibreOffice_project/420m0$Build-2</meta:generator>
    <meta:document-statistic meta:object-count="140"/>
  </office:meta>
</office:document-meta>
</file>